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MethodMatcherPointcut.getMethod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ethodMatcherPointcut.getClass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ethodMatcherPointcut.setClassFilter( ClassFilter class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